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roman" style:font-pitch="variable" style:name="Times New Roman" svg:font-family="'Times New Roman'"/>
    <style:font-face style:font-family-generic="swiss" style:font-pitch="variable" style:name="Calibri" svg:font-family="Calibri"/>
    <style:font-face style:font-family-generic="swiss" style:font-pitch="variable" style:name="Calibri" svg:font-family="Calibri" svg:panose-1="2 15 5 2 2 2 4 3 2 4"/>
  </office:font-face-decls>
  <office:automatic-styles>
    <style:style style:family="text" style:name="a0a0612" style:parent-style-name="Default_20_Paragraph_20_Font">
      <style:text-properties fo:color="#ffc000"/>
    </style:style>
    <style:style style:family="paragraph" style:name="a0d1d23" style:parent-style-name="Normal">
      <style:paragraph-properties fo:line-height="100%" fo:margin-bottom="0.0mm" fo:margin-top="0.0mm"/>
      <style:text-properties/>
    </style:style>
    <style:style style:family="paragraph" style:name="a411ada" style:parent-style-name="Normal">
      <style:paragraph-properties fo:line-height="100%" fo:margin-bottom="0.0mm" fo:margin-top="0.0mm"/>
      <style:text-properties fo:color="#ffc000"/>
    </style:style>
    <style:style style:family="table-cell" style:name="af8e24f">
      <style:table-cell-properties fo:background-color="#ff0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58137" style:parent-style-name="Normal">
      <style:paragraph-properties fo:line-height="100%" fo:margin-bottom="0.0mm" fo:margin-top="0.0mm"/>
    </style:style>
    <style:style style:family="paragraph" style:name="af8a881" style:parent-style-name="Normal">
      <style:paragraph-properties fo:line-height="100%" fo:margin-bottom="0.0mm" fo:margin-top="0.0mm"/>
    </style:style>
    <style:style style:family="table-cell" style:name="a145d79">
      <style:table-cell-properties fo:background-color="#ff000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285a1" style:parent-style-name="Normal">
      <style:paragraph-properties fo:background-color="#00b050" fo:line-height="100%" fo:margin-bottom="0.0mm" fo:margin-top="0.0mm"/>
    </style:style>
    <style:style style:family="paragraph" style:name="a2a80dc" style:parent-style-name="Normal">
      <style:paragraph-properties fo:break-before="page" fo:line-height="100%" fo:margin-bottom="0.0mm" fo:margin-top="0.0mm"/>
    </style:style>
    <style:style style:family="table-cell" style:name="a1101d2">
      <style:table-cell-properties fo:background-color="#0070c0"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column" style:name="a06a572">
      <style:table-column-properties style:rel-column-width="80*"/>
    </style:style>
    <style:style style:family="table-column" style:name="a0bea2b">
      <style:table-column-properties style:rel-column-width="10*"/>
    </style:style>
    <style:style style:family="table" style:name="a2a1aad">
      <style:table-properties fo:margin-left="0.0mm" style:width="5.798cm" table:align="left"/>
    </style:style>
  </office:automatic-styles>
  <office:body>
    <office:text>
      <table:table table:style-name="a2a1aad">
        <table:table-column table:number-columns-repeated="2" table:style-name="a0bea2b"/>
        <table:table-column table:style-name="a06a572"/>
        <table:table-row>
          <table:table-cell table:style-name="a1101d2">
            <text:p text:style-name="a2a80dc">A1</text:p>
            <text:p text:style-name="ad285a1">B1</text:p>
          </table:table-cell>
          <table:table-cell table:style-name="a145d79">
            <text:p text:style-name="af8a881">A2</text:p>
            <text:p text:style-name="ad58137">B2</text:p>
          </table:table-cell>
          <table:table-cell table:style-name="af8e24f">
            <text:p text:style-name="a411ada">A3</text:p>
            <text:p text:style-name="a0d1d23"><text:span text:style-name="a0a0612">B3</text:span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roman" style:font-pitch="variable" style:name="Times New Roman" svg:font-family="'Times New Roman'"/>
    <style:font-face style:font-family-generic="swiss" style:font-pitch="variable" style:name="Calibri" svg:font-family="Calibri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DE" fo:font-size="10.0pt" fo:font-style="normal" fo:font-weight="normal" fo:language="de" fo:letter-spacing="normal" style:font-name="Calibri" style:font-name-asian="Calibri" style:font-name-complex="Times New Roman" style:font-size-asian="10.0pt" style:font-style-asian="normal" style:font-style-complex="normal" style:font-weight-asian="normal" style:font-weight-complex="normal" style:text-position="0% 100%" style:text-underline-style="none" style:use-window-font-color="true"/>
    </style:default-style>
    <style:style style:family="paragraph" style:name="Normal3" style:parent-style-name="default_paragraph_style">
      <style:paragraph-properties fo:line-height="115%" fo:margin-bottom="3.57mm" fo:margin-top="0.0mm"/>
      <style:text-properties fo:font-size="11.0pt" style:font-size-asian="11.0pt"/>
    </style:style>
    <style:style style:family="paragraph" style:name="Normal2" style:parent-style-name="Normal3"/>
    <style:style style:family="paragraph" style:name="Normal1" style:parent-style-name="Normal2"/>
    <style:style style:family="paragraph" style:name="Standard" style:parent-style-name="default_paragraph_style"/>
    <style:style style:display-name="Table Contents" style:family="paragraph" style:name="Table_20_Contents" style:parent-style-name="Standard"/>
    <style:style style:family="paragraph" style:name="Normal" style:parent-style-name="Normal1">
      <style:paragraph-properties fo:line-height="115%" fo:margin-bottom="3.56mm" fo:margin-top="0.0mm"/>
      <style:text-properties fo:font-size="11.0pt" style:font-size-asian="11.0pt"/>
    </style:style>
    <style:style style:display-name="Default Paragraph Font" style:family="text" style:name="Default_20_Paragraph_20_Font" style:parent-style-name="default_character_style"/>
    <style:default-style style:family="graphic">
      <style:graphic-properties draw:fill="solid" draw:fill-color="#5b9bd5"/>
      <style:paragraph-properties fo:line-height="100%" fo:text-align="left"/>
      <style:text-properties fo:country="DE" fo:font-size="10.0pt" fo:font-style="normal" fo:font-weight="normal" fo:language="de" fo:letter-spacing="normal" style:font-size-asian="10.0pt" style:font-style-asian="normal" style:font-style-complex="normal" style:font-weight-asian="normal" style:font-weight-complex="normal" style:text-position="0% 100%" style:text-underline-style="none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5</dc:date>
    <meta:editing-cycles>2</meta:editing-cycles>
    <meta:editing-duration>PT0.007S</meta:editing-duration>
  </office:meta>
</office:document-meta>
</file>